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Ultrafine_20_Dashed" svg:stroke-width="0.051cm" svg:stroke-color="#0000ff" draw:fill="none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" style:family="graphic" style:parent-style-name="objectwithoutfill">
      <style:graphic-properties draw:stroke="solid" draw:stroke-dash="Ultrafine_20_Dashed" svg:stroke-width="0.051cm" svg:stroke-color="#000000" draw:marker-end="Arrow" draw:marker-end-width="0.153cm" draw:fill="none" draw:fill-color="#ffffff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solid" draw:stroke-dash="Ultrafine_20_Dashed" svg:stroke-width="0.051cm" svg:stroke-color="#000000" draw:marker-end="Arrow" draw:marker-end-width="0.153cm" draw:fill="none" draw:fill-color="#ffffff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921cm" svg:height="1.397cm" svg:x="8.001cm" svg:y="9.306cm">
          <text:p text:style-name="P1">Op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921cm" svg:height="1.397cm" svg:x="7.974cm" svg:y="2.61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921cm" svg:height="1.397cm" svg:x="8.001cm" svg:y="5.969cm">
          <text:p text:style-name="P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429cm" svg:height="2.032cm" svg:x="7.747cm" svg:y="8.9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9.462cm" svg:y1="9.306cm" svg:x2="9.462cm" svg:y2="7.366cm" draw:start-shape="id1" draw:start-glue-point="4" draw:end-shape="id2" draw:end-glue-point="8" svg:d="m9462 9306v-1940">
          <text:p/>
        </draw:connector>
        <draw:connector draw:style-name="gr4" draw:text-style-name="P1" draw:layer="layout" draw:type="line" svg:x1="9.462cm" svg:y1="5.969cm" svg:x2="9.434cm" svg:y2="4.01cm" draw:start-shape="id2" draw:start-glue-point="4" draw:end-shape="id3" svg:d="m9462 5969-28-1959">
          <text:p text:style-name="P1"><text:s text:c="7"/>top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449cm" fo:page-height="15.8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2-25T18:36:18</dc:date>
    <dc:creator>damien zufferey</dc:creator>
    <meta:generator>LibreOffice/3.5$Linux_X86_64 LibreOffice_project/350m1$Build-2</meta:generator>
    <meta:document-statistic meta:object-count="6"/>
  </office:meta>
</office:document-meta>
</file>